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04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131.05pt"/>
    </style:style>
    <style:style style:name="co5" style:family="table-column">
      <style:table-column-properties fo:break-before="auto" style:column-width="98.76pt"/>
    </style:style>
    <style:style style:name="co6" style:family="table-column">
      <style:table-column-properties fo:break-before="auto" style:column-width="143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ext-properties style:font-name="Arial" style:font-name-asian="SimSun" style:font-name-complex="Lucida Sans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0" table:formula="of:=SUMPRODUCT([.B15:.B22];[.F6:.F13]) - 0.01*SUMPRODUCT([.B15:.B22];[.F6:.F13]) - 0.3*(SUMPRODUCT([.B15:.B22];[.F6:.F13]) - SUMPRODUCT([.B15:.B22];[.D6:.D13]))" office:value-type="float" office:value="10170.1345646955" calcext:value-type="float">
            <text:p>10170.134564695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/>
          <table:table-cell table:formula="of:=(50*[.F12]-50*[.D12])*0.3" office:value-type="float" office:value="19.65" calcext:value-type="float">
            <text:p>19.65</text:p>
          </table:table-cell>
          <table:table-cell table:style-name="ce10" table:formula="of:=50*[.F12]*0.01" office:value-type="float" office:value="11.925" calcext:value-type="float">
            <text:p>11.925</text:p>
          </table:table-cell>
          <table:table-cell table:formula="of:=50*[.F12]-[.C3]-[.D3]" office:value-type="float" office:value="1160.925" calcext:value-type="float">
            <text:p>1160.9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6" office:value-type="string" calcext:value-type="string">
            <text:p>Price Purchased Last Year</text:p>
          </table:table-cell>
          <table:table-cell table:style-name="ce6" office:value-type="string" calcext:value-type="string">
            <text:p>Current Price</text:p>
          </table:table-cell>
          <table:table-cell table:style-name="ce14" office:value-type="string" calcext:value-type="string">
            <text:p>Next Year Price Estimat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5.68" calcext:value-type="float">
            <text:p>15.68</text:p>
          </table:table-cell>
          <table:table-cell table:style-name="ce12" office:value-type="float" office:value="31.8" calcext:value-type="float">
            <text:p>31.80</text:p>
          </table:table-cell>
          <table:table-cell table:style-name="ce15" office:value-type="float" office:value="29.5" calcext:value-type="float">
            <text:p>29.5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22.1" calcext:value-type="float">
            <text:p>22.10</text:p>
          </table:table-cell>
          <table:table-cell table:style-name="ce12" office:value-type="float" office:value="24.28" calcext:value-type="float">
            <text:p>24.28</text:p>
          </table:table-cell>
          <table:table-cell table:style-name="ce15" office:value-type="float" office:value="26.31" calcext:value-type="float">
            <text:p>26.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30.39" calcext:value-type="float">
            <text:p>30.39</text:p>
          </table:table-cell>
          <table:table-cell table:style-name="ce12" office:value-type="float" office:value="32.5" calcext:value-type="float">
            <text:p>32.50</text:p>
          </table:table-cell>
          <table:table-cell table:style-name="ce15" office:value-type="float" office:value="34.55" calcext:value-type="float">
            <text:p>34.5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8.93" calcext:value-type="float">
            <text:p>8.93</text:p>
          </table:table-cell>
          <table:table-cell table:style-name="ce12" office:value-type="float" office:value="14.16" calcext:value-type="float">
            <text:p>14.16</text:p>
          </table:table-cell>
          <table:table-cell table:style-name="ce15" office:value-type="float" office:value="15.23" calcext:value-type="float">
            <text:p>15.2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40.55" calcext:value-type="float">
            <text:p>40.55</text:p>
          </table:table-cell>
          <table:table-cell table:style-name="ce12" office:value-type="float" office:value="50.99" calcext:value-type="float">
            <text:p>50.99</text:p>
          </table:table-cell>
          <table:table-cell table:style-name="ce15" office:value-type="float" office:value="62.43" calcext:value-type="float">
            <text:p>62.4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18.58" calcext:value-type="float">
            <text:p>18.58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26.68" calcext:value-type="float">
            <text:p>26.6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2" office:value-type="float" office:value="23.67" calcext:value-type="float">
            <text:p>23.67</text:p>
          </table:table-cell>
          <table:table-cell table:style-name="ce15" office:value-type="float" office:value="23.85" calcext:value-type="float">
            <text:p>23.8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3" office:value-type="float" office:value="24.84" calcext:value-type="float">
            <text:p>24.84</text:p>
          </table:table-cell>
          <table:table-cell table:style-name="ce13" office:value-type="float" office:value="28.77" calcext:value-type="float">
            <text:p>28.77</text:p>
          </table:table-cell>
          <table:table-cell table:style-name="ce16" office:value-type="float" office:value="31.66" calcext:value-type="float">
            <text:p>31.66</text:p>
          </table:table-cell>
        </table:table-row>
        <table:table-row table:style-name="ro2">
          <table:table-cell/>
          <table:table-cell office:value-type="string" calcext:value-type="string">
            <text:p>Decision bel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hoo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jective</text:p>
          </table:table-cell>
          <table:table-cell table:style-name="ce10" table:formula="of:=SUMPRODUCT([.F6:.F13]; ([.C6:.C13]-[.B15:.B22]))" office:value-type="float" office:value="26507.5253531624" calcext:value-type="float">
            <text:p>26507.5253531624</text:p>
          </table:table-cell>
          <table:table-cell office:value-type="string" calcext:value-type="string">
            <text:p>Max shares to 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eneral Electri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rtfolio value next year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Microsof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n cash that I need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Bank of Americ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PMorgan Ch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profit after sell</text:p>
          </table:table-cell>
          <table:table-cell table:formula="of:=SUMPRODUCT([.B15:.B22];[.E6:.E13]) - 0.01*SUMPRODUCT([.B15:.B22];[.E6:.E13]) - 0.3*(SUMPRODUCT([.B15:.B22];[.E6:.E13]) - SUMPRODUCT([.B15:.B22];[.D6:.D13]))" office:value-type="float" office:value="10000" calcext:value-type="float">
            <text:p>1000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Cisco Systems, In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Pfizer</text:p>
          </table:table-cell>
          <table:table-cell office:value-type="float" office:value="54.3501151875415" calcext:value-type="float">
            <text:p>54.3501151875</text:p>
          </table:table-cell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SUM([.B15:.B22])" office:value-type="float" office:value="379.350115187541" calcext:value-type="float">
            <text:p>379.350115187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3:14:27.332104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5T19:32:51.011642338</dc:date>
    <meta:editing-duration>PT2H41M56S</meta:editing-duration>
    <meta:editing-cycles>15</meta:editing-cycles>
    <meta:generator>LibreOffice/5.1.3.2$Linux_X86_64 LibreOffice_project/10m0$Build-2</meta:generator>
    <meta:document-statistic meta:table-count="3" meta:cell-count="94" meta:object-count="0"/>
  </office:meta>
</office:document-meta>
</file>